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9cm" svg:stroke-color="#000000" draw:marker-start-width="0.42cm" draw:marker-end-width="0.42cm" draw:fill="solid" draw:fill-color="#729fcf" draw:opacity="0%" draw:textarea-horizontal-align="justify" draw:textarea-vertical-align="middle" draw:auto-grow-height="false" fo:min-height="2.25cm" fo:min-width="2.25cm" fo:padding-top="0.025cm" fo:padding-bottom="0.025cm" fo:padding-left="0.025cm" fo:padding-right="0.025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65cm"/>
      <style:paragraph-properties style:writing-mode="lr-tb"/>
    </style:style>
    <style:style style:name="gr4" style:family="graphic" style:parent-style-name="standard">
      <style:graphic-properties svg:stroke-width="0.049cm" svg:stroke-color="#000000" draw:marker-start-width="0.42cm" draw:marker-end-width="0.42cm" draw:fill="solid" draw:fill-color="#729fcf" draw:opacity="0%" draw:textarea-horizontal-align="justify" draw:textarea-vertical-align="middle" draw:auto-grow-height="false" fo:min-height="2.002cm" fo:min-width="2.25cm" fo:padding-top="0.025cm" fo:padding-bottom="0.025cm" fo:padding-left="0.025cm" fo:padding-right="0.025cm" draw:shadow-opacity="0%"/>
    </style:style>
    <style:style style:name="P1" style:family="paragraph">
      <loext:graphic-properties draw:fill="solid" draw:fill-color="#729fcf" draw:opacity="0%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1" draw:style-name="gr1" draw:text-style-name="P1" draw:layer="layout" svg:width="3.252cm" svg:height="3.252cm" svg:x="2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5.9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3.5cm" svg:y="4.2cm">
          <draw:text-box>
            <text:p><text:span text:style-name="T1">Self</text:span></text:p>
          </draw:text-box>
        </draw:frame>
        <draw:frame draw:style-name="gr3" draw:text-style-name="P4" draw:layer="layout" svg:width="2.5cm" svg:height="2.215cm" svg:x="6.348cm" svg:y="3.978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custom-shape draw:name="Form1" draw:style-name="gr4" draw:text-style-name="P1" draw:layer="layout" svg:width="3.252cm" svg:height="3.252cm" svg:x="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3.5cm" svg:y="9.2cm">
          <draw:text-box>
            <text:p><text:span text:style-name="T1">Self</text:span></text:p>
          </draw:text-box>
        </draw:frame>
        <draw:custom-shape draw:name="Form1" draw:style-name="gr4" draw:text-style-name="P1" draw:layer="layout" svg:width="3.252cm" svg:height="3.252cm" svg:x="5.4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5.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5.6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15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15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14.9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1" draw:style-name="gr1" draw:text-style-name="P1" draw:layer="layout" svg:width="3.252cm" svg:height="3.252cm" svg:x="3.14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4.048cm" svg:y="14.348cm">
          <draw:text-box>
            <text:p><text:span text:style-name="T1">Self</text:span></text:p>
          </draw:text-box>
        </draw:frame>
        <draw:custom-shape draw:name="Form1" draw:style-name="gr1" draw:text-style-name="P1" draw:layer="layout" svg:width="3.252cm" svg:height="3.252cm" svg:x="3.64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4.548cm" svg:y="19.7cm">
          <draw:text-box>
            <text:p><text:span text:style-name="T1">Self</text:span></text:p>
          </draw:text-box>
        </draw:frame>
        <draw:custom-shape draw:name="Form1" draw:style-name="gr1" draw:text-style-name="P1" draw:layer="layout" svg:width="3.252cm" svg:height="3.252cm" svg:x="13.94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14.848cm" svg:y="3.6cm">
          <draw:text-box>
            <text:p><text:span text:style-name="T1">Self</text:span></text:p>
          </draw:text-box>
        </draw:frame>
        <draw:custom-shape draw:name="Form1" draw:style-name="gr1" draw:text-style-name="P1" draw:layer="layout" svg:width="3.252cm" svg:height="3.252cm" svg:x="14.84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15.4cm" svg:y="9.3cm">
          <draw:text-box>
            <text:p><text:span text:style-name="T1">Self</text:span></text:p>
          </draw:text-box>
        </draw:frame>
        <draw:custom-shape draw:name="Form1" draw:style-name="gr1" draw:text-style-name="P1" draw:layer="layout" svg:width="3.252cm" svg:height="3.252cm" svg:x="13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cm" svg:height="1.2cm" svg:x="14.5cm" svg:y="15.2cm">
          <draw:text-box>
            <text:p><text:span text:style-name="T1">Self</text:span></text:p>
          </draw:text-box>
        </draw:frame>
        <draw:frame draw:style-name="gr3" draw:text-style-name="P4" draw:layer="layout" svg:width="2.5cm" svg:height="2.215cm" svg:x="5.8cm" svg:y="9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frame draw:style-name="gr3" draw:text-style-name="P4" draw:layer="layout" svg:width="2.5cm" svg:height="2.215cm" svg:x="5.9cm" svg:y="14.1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frame draw:style-name="gr3" draw:text-style-name="P4" draw:layer="layout" svg:width="2.5cm" svg:height="2.215cm" svg:x="6cm" svg:y="19.485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frame draw:style-name="gr3" draw:text-style-name="P4" draw:layer="layout" svg:width="2.5cm" svg:height="2.215cm" svg:x="15.5cm" svg:y="3.4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frame draw:style-name="gr3" draw:text-style-name="P4" draw:layer="layout" svg:width="2.5cm" svg:height="2.215cm" svg:x="15.5cm" svg:y="15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  <draw:frame draw:style-name="gr3" draw:text-style-name="P4" draw:layer="layout" svg:width="2.5cm" svg:height="2.215cm" svg:x="15.9cm" svg:y="9.085cm">
          <draw:text-box>
            <text:p text:style-name="P3"><text:span text:style-name="T1">Group</text:span></text:p>
            <text:p text:style-name="P3"><text:span text:style-name="T1">Yel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01T12:42:14.367565213</meta:creation-date>
    <dc:date>2020-05-14T13:51:30.645809561</dc:date>
    <meta:editing-duration>PT7H8M52S</meta:editing-duration>
    <meta:editing-cycles>2</meta:editing-cycles>
    <meta:generator>LibreOffice/6.3.5.2$Linux_X86_64 LibreOffice_project/30$Build-2</meta:generator>
    <meta:document-statistic meta:object-count="28"/>
  </office:meta>
</office:document-meta>
</file>